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519" officeooo:paragraph-rsid="00139519"/>
    </style:style>
    <style:style style:name="P2" style:family="paragraph" style:parent-style-name="Standard" style:list-style-name="L1">
      <style:text-properties officeooo:rsid="00139519" officeooo:paragraph-rsid="00139519"/>
    </style:style>
    <style:style style:name="T1" style:family="text">
      <style:text-properties officeooo:rsid="001566ff"/>
    </style:style>
    <style:style style:name="T2" style:family="text">
      <style:text-properties officeooo:rsid="001755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A Architecture Plan</text:p>
      <text:p text:style-name="P1"/>
      <text:list xml:id="list3311752144" text:style-name="L1">
        <text:list-item>
          <text:p text:style-name="P2">Apps</text:p>
          <text:list>
            <text:list-item>
              <text:p text:style-name="P2"><text:span text:style-name="T2">app_</text:span>base</text:p>
            </text:list-item>
            <text:list-item>
              <text:p text:style-name="P2"><text:span text:style-name="T2">app_</text:span>search</text:p>
            </text:list-item>
            <text:list-item>
              <text:p text:style-name="P2"><text:span text:style-name="T2">app_</text:span>pagination</text:p>
            </text:list-item>
            <text:list-item>
              <text:p text:style-name="P2"><text:span text:style-name="T2">app_</text:span>audio</text:p>
            </text:list-item>
            <text:list-item>
              <text:p text:style-name="P2"/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Stolarski</meta:initial-creator>
    <meta:creation-date>2022-10-31T19:24:44.965695535</meta:creation-date>
    <dc:date>2022-11-03T00:09:44.810645077</dc:date>
    <dc:creator>Łukasz Stolarski</dc:creator>
    <meta:editing-duration>PT8M3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4" meta:character-count="78" meta:non-whitespace-character-count="76"/>
  </office:meta>
</office:document-meta>
</file>